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031500">
            <text:p>67,031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033000">
            <text:p>68,03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425000">
            <text:p>68,4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7883000">
            <text:p>67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951000">
            <text:p>64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3750000">
            <text:p>63,7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024334">
            <text:p>98,02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082000">
            <text:p>56,0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2014-11-29</text:date>, <text:time>21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29T21:26:56</dc:date>
    <dc:creator>Ben Miller</dc:creator>
    <meta:editing-duration>P28DT4H20M57S</meta:editing-duration>
    <meta:editing-cycles>55</meta:editing-cycles>
    <meta:document-statistic meta:table-count="10" meta:cell-count="2065" meta:object-count="0"/>
  </office:meta>
</office:document-meta>
</file>